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6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fo:border="0.06pt solid #000000"/>
      <style:text-properties fo:color="#ffffff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<text:a xlink:href="python://get_label(o.invoice_id,%20'user_id')" xlink:type="simple">laber for user_id</text:a></text:p>
          </table:table-cell>
          <table:table-cell table:style-name="ce1" office:value-type="string" calcext:value-type="string">
            <text:p><text:a xlink:href="python://get_label(o.invoice_id,%20'number')" xlink:type="simple">laber for number</text:a></text:p>
          </table:table-cell>
          <table:table-cell table:style-name="ce1" office:value-type="string" calcext:value-type="string">
            <text:p><text:a xlink:href="python://get_label(o.invoice_id,%20'partner_id')" xlink:type="simple">laber for partner_id</text:a></text:p>
          </table:table-cell>
          <table:table-cell table:style-name="ce1" office:value-type="string" calcext:value-type="string">
            <text:p><text:a xlink:href="python://get_label(o.invoice_id,%20'date_invoice')" xlink:type="simple">laber for date_invoice</text:a></text:p>
          </table:table-cell>
          <table:table-cell table:style-name="ce1" office:value-type="string" calcext:value-type="string">
            <text:p><text:a xlink:href="python://get_label(o.invoice_id,%20'date_due')" xlink:type="simple">laber for date_due</text:a></text:p>
          </table:table-cell>
          <table:table-cell table:style-name="ce1" office:value-type="string" calcext:value-type="string">
            <text:p><text:a xlink:href="python://get_label(o.invoice_id,%20'amount_total')" xlink:type="simple">laber for amount_total</text:a></text:p>
          </table:table-cell>
          <table:table-cell table:style-name="ce1" office:value-type="string" calcext:value-type="string">
            <text:p><text:a xlink:href="python://get_label(o.invoice_id,%20'residual')" xlink:type="simple">laber for residual</text:a></text:p>
          </table:table-cell>
          <table:table-cell table:style-name="ce1" office:value-type="string" calcext:value-type="string">
            <text:p><text:a xlink:href="python://get_label(o,%20'amount')" xlink:type="simple">laber for amount</text:a></text:p>
          </table:table-cell>
          <table:table-cell table:style-name="ce1" office:value-type="string" calcext:value-type="string">
            <text:p><text:a xlink:href="python://get_label(o,%20'invoice_commission_percentage')" xlink:type="simple">laber for invoice_commission_percentage</text:a></text:p>
          </table:table-cell>
          <table:table-cell table:style-name="ce1" office:value-type="string" calcext:value-type="string">
            <text:p><text:a xlink:href="python://get_label(o, 'amount_paid')" xlink:type="simple">laber for amount_paid</text:a></text:p>
          </table:table-cell>
        </table:table-row>
        <table:table-row table:style-name="ro1">
          <table:table-cell table:style-name="ce2" office:value-type="string" calcext:value-type="string" table:number-columns-spanned="10" table:number-rows-spanned="1">
            <text:p><text:a xlink:href="python://for%20each=%22obj%20in%20objects%22" xlink:type="simple">&lt;for&gt;</text:a></text:p>
          </table:table-cell>
          <table:covered-table-cell table:number-columns-repeated="9" table:style-name="ce3"/>
        </table:table-row>
        <table:table-row table:style-name="ro1">
          <table:table-cell table:style-name="ce3" office:value-type="string" calcext:value-type="string">
            <text:p><text:a xlink:href="python://if%20test=%22obj.invoice_id.user_id%22" xlink:type="simple">&lt;if&gt;</text:a><text:a xlink:href="python://obj.invoice_id.user_id.name" xlink:type="simple">Salesman</text:a><text:a xlink:href="python:///if" xlink:type="simple">&lt;/if&gt;</text:a></text:p>
          </table:table-cell>
          <table:table-cell table:style-name="ce3" office:value-type="string" calcext:value-type="string">
            <text:p><text:a xlink:href="python://obj.invoice_id.number" xlink:type="simple">Invoice Number</text:a></text:p>
          </table:table-cell>
          <table:table-cell table:style-name="ce3" office:value-type="string" calcext:value-type="string">
            <text:p><text:a xlink:href="python://if%20test=%22obj.invoice_id.partner_id%22" xlink:type="simple">&lt;if&gt;</text:a><text:a xlink:href="python://obj.invoice_id.partner_id" xlink:type="simple">Customer</text:a><text:a xlink:href="python:///if" xlink:type="simple">&lt;/if&gt;</text:a></text:p>
          </table:table-cell>
          <table:table-cell table:style-name="ce3" office:value-type="string" calcext:value-type="string">
            <text:p><text:a xlink:href="python://obj.invoice_id.date_invoice" xlink:type="simple">Invoice Date</text:a></text:p>
          </table:table-cell>
          <table:table-cell table:style-name="ce3" office:value-type="string" calcext:value-type="string">
            <text:p><text:a xlink:href="python://obj.invoice_id.date_due" xlink:type="simple">Due Date</text:a></text:p>
          </table:table-cell>
          <table:table-cell table:style-name="ce3" office:value-type="string" calcext:value-type="string">
            <text:p><text:a xlink:href="python://obj.invoice_id.amount_total" xlink:type="simple">Invoice Total</text:a></text:p>
          </table:table-cell>
          <table:table-cell table:style-name="ce3" office:value-type="string" calcext:value-type="string">
            <text:p><text:a xlink:href="python://obj.invoice_id.residual" xlink:type="simple">Invoice Balance</text:a></text:p>
          </table:table-cell>
          <table:table-cell table:style-name="ce3" office:value-type="string" calcext:value-type="string">
            <text:p><text:a xlink:href="python://obj.amount" xlink:type="simple">Amount</text:a></text:p>
          </table:table-cell>
          <table:table-cell table:style-name="ce3" office:value-type="string" calcext:value-type="string">
            <text:p><text:a xlink:href="python://obj.invoice_commission_percentage" xlink:type="simple">Commission Percentage</text:a></text:p>
          </table:table-cell>
          <table:table-cell table:style-name="ce3" office:value-type="string" calcext:value-type="string">
            <text:p><text:a xlink:href="python://obj.amount_paid" xlink:type="simple">Amount Paid</text:a></text:p>
          </table:table-cell>
        </table:table-row>
        <table:table-row table:style-name="ro1">
          <table:table-cell table:style-name="ce2" office:value-type="string" calcext:value-type="string" table:number-columns-spanned="10" table:number-rows-spanned="1">
            <text:p><text:a xlink:href="python:///for" xlink:type="simple">&lt;/for&gt;</text:a></text:p>
          </table:table-cell>
          <table:covered-table-cell table:number-columns-repeated="9" table:style-name="ce3"/>
        </table:table-row>
        <table:table-row table:style-name="ro2" table:number-rows-repeated="1048571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1">00/00/0000</text:date>, <text:time style:data-style-name="N2" text:time-value="0000-00-00T10:40:50.33418781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en Sojo</meta:initial-creator>
    <meta:creation-date>2014-07-31T20:24:20.734378172</meta:creation-date>
    <meta:generator>LibreOffice/4.1.4.2$Linux_X86_64 LibreOffice_project/410m0$Build-2</meta:generator>
    <dc:date>2014-08-01T10:43:30.333743335</dc:date>
    <dc:creator>Glen Sojo</dc:creator>
    <meta:editing-duration>PT16M9S</meta:editing-duration>
    <meta:editing-cycles>8</meta:editing-cycles>
    <meta:document-statistic meta:table-count="1" meta:cell-count="22" meta:object-count="0"/>
  </office:meta>
</office:document-meta>
</file>